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DejaVu Sans2" svg:font-family="'DejaVu Sans'" style:font-pitch="variable" style:font-charset="x-symbol"/>
    <style:font-face style:name="Liberation Sans" svg:font-family="'Liberation Sans'" style:font-pitch="variable" style:font-charset="x-symbol"/>
    <style:font-face style:name="OpenSymbol" svg:font-family="Open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ejaVu Sans" svg:font-family="'DejaVu Sans'" style:font-family-generic="system" style:font-pitch="variable" style:font-charset="x-symbol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23.634cm" fo:min-width="0.262cm"/>
    </style:style>
    <style:style style:name="gr2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23.642cm" fo:min-width="0.262cm"/>
    </style:style>
    <style:style style:name="gr3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783cm" fo:min-width="8.153cm"/>
      <style:paragraph-properties style:writing-mode="lr-tb"/>
    </style:style>
    <style:style style:name="gr4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668cm" fo:min-width="8.165cm"/>
      <style:paragraph-properties style:writing-mode="lr-tb"/>
    </style:style>
    <style:style style:name="gr5" style:family="graphic" style:parent-style-name="standard">
      <style:graphic-properties draw:stroke="none" svg:stroke-color="#3465a4" draw:fill="solid" draw:fill-color="#47b769" draw:textarea-horizontal-align="justify" draw:textarea-vertical-align="middle" draw:auto-grow-height="false" fo:min-height="1.436cm" fo:min-width="9.78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9" style:family="graphic" style:parent-style-name="objectwithoutfill">
      <style:graphic-properties svg:stroke-width="0.051cm" svg:stroke-color="#000000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3465a4" draw:fill="solid" draw:fill-color="#ccc095" draw:textarea-horizontal-align="justify" draw:textarea-vertical-align="middle" draw:auto-grow-height="false" fo:min-height="0.597cm" fo:min-width="3.721cm"/>
      <style:paragraph-properties style:writing-mode="lr-tb"/>
    </style:style>
    <style:style style:name="gr11" style:family="graphic" style:parent-style-name="objectwithoutfill">
      <style:graphic-properties svg:stroke-width="0.051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621cm" fo:min-width="8.169cm"/>
      <style:paragraph-properties style:writing-mode="lr-tb"/>
    </style:style>
    <style:style style:name="gr13" style:family="graphic" style:parent-style-name="standard" style:list-style-name="L1">
      <style:graphic-properties draw:stroke="none" svg:stroke-color="#3465a4" draw:fill-color="#a6dae4" draw:textarea-horizontal-align="justify" draw:textarea-vertical-align="middle" draw:auto-grow-height="false" fo:min-height="0.668cm" fo:min-width="8.165cm"/>
      <style:paragraph-properties style:writing-mode="lr-tb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a6dae4"/>
      <style:paragraph-properties fo:text-align="center"/>
      <style:text-properties fo:color="#ffffff" loext:opacity="100%"/>
    </style:style>
    <style:style style:name="P4" style:family="paragraph">
      <loext:graphic-properties draw:fill-color="#a6dae4"/>
      <style:paragraph-properties fo:text-align="center"/>
    </style:style>
    <style:style style:name="P5" style:family="paragraph">
      <loext:graphic-properties draw:fill="solid" draw:fill-color="#47b769"/>
      <style:paragraph-properties fo:text-align="center"/>
      <style:text-properties fo:color="#ffffff" loext:opacity="100%" fo:font-size="28pt" style:font-size-asian="28pt" style:font-size-complex="2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ccc095"/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a6dae4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ffffff" loext:opacity="100%" fo:font-size="28pt" style:font-size-asian="28pt" style:font-size-complex="28pt"/>
    </style:style>
    <style:style style:name="T2" style:family="text">
      <style:text-properties style:font-name="OpenSymbol2" style:font-name-asian="OpenSymbol2" style:font-name-complex="OpenSymbol2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23.884cm" svg:x="14.927cm" svg:y="5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23.892cm" svg:x="13.389cm" svg:y="5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23.892cm" svg:x="11.889cm" svg:y="5.9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8.763cm" svg:height="1.143cm" svg:x="1.143cm" svg:y="5.991cm">
          <text:p text:style-name="P2">WCS Inform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8.763cm" svg:height="1.143cm" svg:x="1.143cm" svg:y="9.166cm">
          <text:p text:style-name="P2">Imprint Sub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8.763cm" svg:height="1.016cm" svg:x="1.143cm" svg:y="10.75cm">
          <text:p text:style-name="P2">MSA Failed Open Flagg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8.763cm" svg:height="1.143cm" svg:x="1.143cm" svg:y="7.582cm">
          <text:p text:style-name="P2">Background Sub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8.763cm" svg:height="1.143cm" svg:x="1.143cm" svg:y="13.651cm">
          <text:p text:style-name="P2">Subwindow Ex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0.287cm" svg:height="1.686cm" svg:x="3.922cm" svg:y="1.054cm">
          <text:p text:style-name="P2"><text:span text:style-name="T1">CALWEBB_SPEC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23.892cm" svg:x="10.367cm" svg:y="5.937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0.635cm" svg:height="0.827cm" svg:x="10.294cm" svg:y="6.2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1.077cm" svg:y="6.2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1.851cm" svg:y="6.2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2.577cm" svg:y="6.2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3.329cm" svg:y="6.2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4.095cm" svg:y="6.2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4.821cm" svg:y="6.26cm">
          <draw:text-box>
            <text:p><text:span text:style-name="T2">✔</text:span></text:p>
          </draw:text-box>
        </draw:frame>
        <draw:frame draw:style-name="gr7" draw:text-style-name="P7" draw:layer="layout" svg:width="4.105cm" svg:height="0.763cm" draw:transform="rotate (1.0471975511966) translate (10.427cm 5.723cm)">
          <draw:text-box>
            <text:p><text:span text:style-name="T3">N</text:span><text:span text:style-name="T3">I</text:span><text:span text:style-name="T3">R</text:span><text:span text:style-name="T3">S</text:span><text:span text:style-name="T3">p</text:span><text:span text:style-name="T3">e</text:span><text:span text:style-name="T3">c</text:span><text:span text:style-name="T3"> </text:span><text:span text:style-name="T3">M</text:span><text:span text:style-name="T3">S</text:span><text:span text:style-name="T3">A</text:span></text:p>
          </draw:text-box>
        </draw:frame>
        <draw:frame draw:style-name="gr7" draw:text-style-name="P7" draw:layer="layout" svg:width="3.318cm" svg:height="0.763cm" draw:transform="rotate (1.0471975511966) translate (11.219cm 5.693cm)">
          <draw:text-box>
            <text:p><text:span text:style-name="T3">N</text:span><text:span text:style-name="T3">I</text:span><text:span text:style-name="T3">R</text:span><text:span text:style-name="T3">S</text:span><text:span text:style-name="T3">p</text:span><text:span text:style-name="T3">e</text:span><text:span text:style-name="T3">c</text:span><text:span text:style-name="T3"> </text:span><text:span text:style-name="T3">I</text:span><text:span text:style-name="T3">F</text:span><text:span text:style-name="T3">U</text:span></text:p>
          </draw:text-box>
        </draw:frame>
        <draw:frame draw:style-name="gr7" draw:text-style-name="P7" draw:layer="layout" svg:width="3.121cm" svg:height="0.763cm" draw:transform="rotate (1.0471975511966) translate (11.901cm 5.795cm)">
          <draw:text-box>
            <text:p><text:span text:style-name="T3">N</text:span><text:span text:style-name="T3">I</text:span><text:span text:style-name="T3">R</text:span><text:span text:style-name="T3">S</text:span><text:span text:style-name="T3">p</text:span><text:span text:style-name="T3">e</text:span><text:span text:style-name="T3">c</text:span><text:span text:style-name="T3"> </text:span><text:span text:style-name="T3">S</text:span><text:span text:style-name="T3">l</text:span><text:span text:style-name="T3">i</text:span><text:span text:style-name="T3">t</text:span></text:p>
          </draw:text-box>
        </draw:frame>
        <draw:frame draw:style-name="gr7" draw:text-style-name="P7" draw:layer="layout" svg:width="2.747cm" svg:height="0.763cm" draw:transform="rotate (1.0471975511966) translate (12.65cm 5.795cm)">
          <draw:text-box>
            <text:p><text:span text:style-name="T3">M</text:span><text:span text:style-name="T3">I</text:span><text:span text:style-name="T3">R</text:span><text:span text:style-name="T3">I </text:span><text:span text:style-name="T3">L</text:span><text:span text:style-name="T3">R</text:span><text:span text:style-name="T3">S</text:span></text:p>
          </draw:text-box>
        </draw:frame>
        <draw:frame draw:style-name="gr8" draw:text-style-name="P7" draw:layer="layout" svg:width="2.958cm" svg:height="0.839cm" draw:transform="rotate (1.0471975511966) translate (13.395cm 5.795cm)">
          <draw:text-box>
            <text:p><text:span text:style-name="T3">M</text:span><text:span text:style-name="T3">I</text:span><text:span text:style-name="T3">R</text:span><text:span text:style-name="T3">I </text:span><text:span text:style-name="T3">M</text:span><text:span text:style-name="T3">R</text:span><text:span text:style-name="T3">S</text:span></text:p>
          </draw:text-box>
        </draw:frame>
        <draw:frame draw:style-name="gr7" draw:text-style-name="P7" draw:layer="layout" svg:width="3.671cm" svg:height="0.763cm" draw:transform="rotate (1.0471975511966) translate (14.12cm 5.795cm)">
          <draw:text-box>
            <text:p><text:span text:style-name="T3">N</text:span><text:span text:style-name="T3">I</text:span><text:span text:style-name="T3">R</text:span><text:span text:style-name="T3">I</text:span><text:span text:style-name="T3">S</text:span><text:span text:style-name="T3">S</text:span><text:span text:style-name="T3"> </text:span><text:span text:style-name="T3">S</text:span><text:span text:style-name="T3">O</text:span><text:span text:style-name="T3">S</text:span><text:span text:style-name="T3">S</text:span></text:p>
          </draw:text-box>
        </draw:frame>
        <draw:frame draw:style-name="gr7" draw:text-style-name="P7" draw:layer="layout" svg:width="3.769cm" svg:height="0.763cm" draw:transform="rotate (1.0471975511966) translate (14.895cm 5.795cm)">
          <draw:text-box>
            <text:p><text:span text:style-name="T3">N</text:span><text:span text:style-name="T3">I</text:span><text:span text:style-name="T3">R</text:span><text:span text:style-name="T3">I</text:span><text:span text:style-name="T3">S</text:span><text:span text:style-name="T3">S</text:span><text:span text:style-name="T3"> </text:span><text:span text:style-name="T3">W</text:span><text:span text:style-name="T3">F</text:span><text:span text:style-name="T3">S</text:span><text:span text:style-name="T3">S</text:span></text:p>
          </draw:text-box>
        </draw:frame>
        <draw:connector draw:style-name="gr9" draw:text-style-name="P8" draw:layer="layout" svg:x1="5.524cm" svg:y1="7.134cm" svg:x2="5.524cm" svg:y2="7.582cm" draw:start-shape="id1" draw:start-glue-point="2" draw:end-shape="id2" draw:end-glue-point="0" svg:d="M5524 7134v448" svg:viewBox="0 0 1 449">
          <text:p/>
        </draw:connector>
        <draw:connector draw:style-name="gr9" draw:text-style-name="P8" draw:layer="layout" svg:x1="5.524cm" svg:y1="10.309cm" svg:x2="5.524cm" svg:y2="10.75cm" draw:start-shape="id3" draw:start-glue-point="2" draw:end-shape="id4" draw:end-glue-point="0" svg:d="M5524 10309v441" svg:viewBox="0 0 1 442">
          <text:p/>
        </draw:connector>
        <draw:connector draw:style-name="gr9" draw:text-style-name="P8" draw:layer="layout" svg:x1="5.532cm" svg:y1="13.222cm" svg:x2="5.524cm" svg:y2="13.651cm" draw:start-shape="id5" draw:start-glue-point="2" draw:end-shape="id6" draw:end-glue-point="0" svg:d="M5532 13222v215h-8v214" svg:viewBox="0 0 9 430">
          <text:p/>
        </draw:connector>
        <draw:custom-shape draw:style-name="gr10" draw:text-style-name="P9" xml:id="id7" draw:id="id7" draw:layer="layout" svg:width="5.969cm" svg:height="1.197cm" svg:x="2.54cm" svg:y="3.967cm">
          <text:p text:style-name="P2"><text:span text:style-name="T4">Uncalibrated Slop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5.525cm" svg:y1="5.164cm" svg:x2="5.524cm" svg:y2="5.991cm" draw:start-shape="id7" draw:start-glue-point="8" draw:end-shape="id1" draw:end-glue-point="0" svg:d="M5525 5164v413h-1v414" svg:viewBox="0 0 2 828">
          <text:p/>
        </draw:connector>
        <draw:custom-shape draw:style-name="gr10" draw:text-style-name="P9" xml:id="id9" draw:id="id9" draw:layer="layout" svg:width="5.969cm" svg:height="1.197cm" svg:x="2.54cm" svg:y="31.257cm">
          <text:p text:style-name="P2"><text:span text:style-name="T4">Calibrated Slop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5.524cm" svg:y1="29.843cm" svg:x2="5.524cm" svg:y2="31.257cm" draw:start-shape="id8" draw:end-shape="id9" svg:d="M5524 29843v1414" svg:viewBox="0 0 1 1415">
          <text:p/>
        </draw:connector>
        <draw:line draw:style-name="gr11" draw:text-style-name="P8" draw:layer="layout" svg:x1="10.397cm" svg:y1="5.915cm" svg:x2="11.901cm" svg:y2="3.238cm">
          <text:p/>
        </draw:line>
        <draw:line draw:style-name="gr11" draw:text-style-name="P8" draw:layer="layout" svg:x1="11.097cm" svg:y1="5.916cm" svg:x2="12.681cm" svg:y2="3.238cm">
          <text:p/>
        </draw:line>
        <draw:line draw:style-name="gr11" draw:text-style-name="P8" draw:layer="layout" svg:x1="11.884cm" svg:y1="5.908cm" svg:x2="13.316cm" svg:y2="3.416cm">
          <text:p/>
        </draw:line>
        <draw:line draw:style-name="gr11" draw:text-style-name="P8" draw:layer="layout" svg:x1="12.615cm" svg:y1="5.927cm" svg:x2="13.925cm" svg:y2="3.648cm">
          <text:p/>
        </draw:line>
        <draw:line draw:style-name="gr11" draw:text-style-name="P8" draw:layer="layout" svg:x1="13.383cm" svg:y1="5.887cm" svg:x2="14.539cm" svg:y2="3.88cm">
          <text:p/>
        </draw:line>
        <draw:line draw:style-name="gr11" draw:text-style-name="P8" draw:layer="layout" svg:x1="14.097cm" svg:y1="5.916cm" svg:x2="15.803cm" svg:y2="3.106cm">
          <text:p/>
        </draw:line>
        <draw:line draw:style-name="gr11" draw:text-style-name="P8" draw:layer="layout" svg:x1="14.896cm" svg:y1="5.915cm" svg:x2="16.523cm" svg:y2="3.079cm">
          <text:p/>
        </draw:line>
        <draw:line draw:style-name="gr11" draw:text-style-name="P8" draw:layer="layout" svg:x1="15.631cm" svg:y1="5.907cm" svg:x2="17.229cm" svg:y2="3.151cm">
          <text:p/>
        </draw:line>
        <draw:custom-shape draw:style-name="gr4" draw:text-style-name="P4" xml:id="id10" draw:id="id10" draw:layer="layout" svg:width="8.763cm" svg:height="1.016cm" svg:x="1.143cm" svg:y="15.257cm">
          <text:p text:style-name="P2">Point vs Extended Deci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2" draw:id="id12" draw:layer="layout" svg:width="8.763cm" svg:height="1.016cm" svg:x="1.143cm" svg:y="18.358cm">
          <text:p text:style-name="P10">Flat Field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3" draw:id="id13" draw:layer="layout" svg:width="8.763cm" svg:height="1.016cm" svg:x="1.143cm" svg:y="19.859cm">
          <text:p text:style-name="P2">Stray Light Sub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4" draw:id="id14" draw:layer="layout" svg:width="8.763cm" svg:height="1.016cm" svg:x="1.143cm" svg:y="21.36cm">
          <text:p text:style-name="P2">Fringing Remov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5" draw:id="id15" draw:layer="layout" svg:width="8.763cm" svg:height="1.016cm" svg:x="1.143cm" svg:y="22.877cm">
          <text:p text:style-name="P2">Path-Loss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6" draw:id="id16" draw:layer="layout" svg:width="8.763cm" svg:height="0.965cm" svg:x="1.143cm" svg:y="24.377cm">
          <text:p text:style-name="P2">MSA Bar Shadow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7" draw:id="id17" draw:layer="layout" svg:width="8.763cm" svg:height="0.965cm" svg:x="1.143cm" svg:y="25.877cm">
          <text:p text:style-name="P2">Flux Calib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8" draw:id="id18" draw:layer="layout" svg:width="8.763cm" svg:height="0.965cm" svg:x="1.143cm" svg:y="27.377cm">
          <text:p text:style-name="P2">Rectified 2D/3D Produ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8" draw:id="id8" draw:layer="layout" svg:width="8.763cm" svg:height="0.965cm" svg:x="1.143cm" svg:y="28.878cm">
          <text:p text:style-name="P2">Spectral Ex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8" draw:layer="layout" svg:x1="5.524cm" svg:y1="8.725cm" svg:x2="5.524cm" svg:y2="9.166cm" draw:start-shape="id2" draw:start-glue-point="2" draw:end-shape="id3" draw:end-glue-point="0" svg:d="M5524 8725v441" svg:viewBox="0 0 1 442">
          <text:p/>
        </draw:connector>
        <draw:connector draw:style-name="gr9" draw:text-style-name="P8" draw:layer="layout" svg:x1="5.524cm" svg:y1="14.794cm" svg:x2="5.524cm" svg:y2="15.257cm" draw:start-shape="id6" draw:start-glue-point="2" draw:end-shape="id10" draw:end-glue-point="0" svg:d="M5524 14794v463" svg:viewBox="0 0 1 464">
          <text:p/>
        </draw:connector>
        <draw:connector draw:style-name="gr9" draw:text-style-name="P8" draw:layer="layout" svg:x1="5.524cm" svg:y1="16.273cm" svg:x2="5.524cm" svg:y2="16.785cm" draw:start-shape="id10" draw:start-glue-point="2" draw:end-shape="id11" draw:end-glue-point="0" svg:d="M5524 16273v512" svg:viewBox="0 0 1 513">
          <text:p/>
        </draw:connector>
        <draw:connector draw:style-name="gr9" draw:text-style-name="P8" draw:layer="layout" svg:x1="5.524cm" svg:y1="19.374cm" svg:x2="5.524cm" svg:y2="19.859cm" draw:start-shape="id12" draw:start-glue-point="2" draw:end-shape="id13" draw:end-glue-point="0" svg:d="M5524 19374v485" svg:viewBox="0 0 1 486">
          <text:p/>
        </draw:connector>
        <draw:connector draw:style-name="gr9" draw:text-style-name="P8" draw:layer="layout" svg:x1="5.524cm" svg:y1="20.875cm" svg:x2="5.524cm" svg:y2="21.36cm" draw:start-shape="id13" draw:start-glue-point="2" draw:end-shape="id14" draw:end-glue-point="0" svg:d="M5524 20875v485" svg:viewBox="0 0 1 486">
          <text:p/>
        </draw:connector>
        <draw:connector draw:style-name="gr9" draw:text-style-name="P8" draw:layer="layout" svg:x1="5.524cm" svg:y1="22.376cm" svg:x2="5.524cm" svg:y2="22.877cm" draw:start-shape="id14" draw:start-glue-point="2" draw:end-shape="id15" draw:end-glue-point="0" svg:d="M5524 22376v501" svg:viewBox="0 0 1 502">
          <text:p/>
        </draw:connector>
        <draw:connector draw:style-name="gr9" draw:text-style-name="P8" draw:layer="layout" svg:x1="5.524cm" svg:y1="23.893cm" svg:x2="5.524cm" svg:y2="24.377cm" draw:start-shape="id15" draw:start-glue-point="2" draw:end-shape="id16" draw:end-glue-point="0" svg:d="M5524 23893v484" svg:viewBox="0 0 1 485">
          <text:p/>
        </draw:connector>
        <draw:connector draw:style-name="gr9" draw:text-style-name="P8" draw:layer="layout" svg:x1="5.524cm" svg:y1="25.342cm" svg:x2="5.524cm" svg:y2="25.877cm" draw:start-shape="id16" draw:end-shape="id17" draw:end-glue-point="0" svg:d="M5524 25342v535" svg:viewBox="0 0 1 536">
          <text:p/>
        </draw:connector>
        <draw:connector draw:style-name="gr9" draw:text-style-name="P8" draw:layer="layout" svg:x1="5.524cm" svg:y1="26.842cm" svg:x2="5.524cm" svg:y2="27.377cm" draw:start-shape="id17" draw:start-glue-point="2" draw:end-shape="id18" draw:end-glue-point="0" svg:d="M5524 26842v535" svg:viewBox="0 0 1 536">
          <text:p/>
        </draw:connector>
        <draw:connector draw:style-name="gr9" draw:text-style-name="P8" draw:layer="layout" svg:x1="5.524cm" svg:y1="28.342cm" svg:x2="5.524cm" svg:y2="28.878cm" draw:start-shape="id18" draw:start-glue-point="2" draw:end-shape="id8" draw:end-glue-point="0" svg:d="M5524 28342v536" svg:viewBox="0 0 1 537">
          <text:p/>
        </draw:connector>
        <draw:custom-shape draw:style-name="gr1" draw:text-style-name="P1" draw:layer="layout" svg:width="0.762cm" svg:height="23.884cm" svg:x="16.427cm" svg:y="5.94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769cm" svg:height="0.763cm" draw:transform="rotate (1.0471975511966) translate (15.655cm 5.795cm)">
          <draw:text-box>
            <text:p><text:span text:style-name="T3">N</text:span><text:span text:style-name="T3">I</text:span><text:span text:style-name="T3">R</text:span><text:span text:style-name="T3">C</text:span><text:span text:style-name="T3">a</text:span><text:span text:style-name="T3">m</text:span><text:span text:style-name="T3"> </text:span><text:span text:style-name="T3">W</text:span><text:span text:style-name="T3">F</text:span><text:span text:style-name="T3">S</text:span><text:span text:style-name="T3">S</text:span></text:p>
          </draw:text-box>
        </draw:frame>
        <draw:frame draw:style-name="gr7" draw:text-style-name="P7" draw:layer="layout" svg:width="3.769cm" svg:height="0.763cm" draw:transform="rotate (1.0471975511966) translate (16.423cm 5.795cm)">
          <draw:text-box>
            <text:p><text:span text:style-name="T3">T</text:span><text:span text:style-name="T3">S</text:span><text:span text:style-name="T3">O</text:span></text:p>
          </draw:text-box>
        </draw:frame>
        <draw:line draw:style-name="gr11" draw:text-style-name="P8" draw:layer="layout" svg:x1="16.423cm" svg:y1="5.915cm" svg:x2="18.05cm" svg:y2="3.079cm">
          <text:p/>
        </draw:line>
        <draw:line draw:style-name="gr11" draw:text-style-name="P8" draw:layer="layout" svg:x1="17.15cm" svg:y1="5.915cm" svg:x2="17.66cm" svg:y2="4.997cm">
          <text:p/>
        </draw:line>
        <draw:frame draw:style-name="gr6" draw:text-style-name="P6" draw:layer="layout" svg:width="0.635cm" svg:height="0.827cm" svg:x="15.604cm" svg:y="6.261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6.33cm" svg:y="6.261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0.303cm" svg:y="15.261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1.086cm" svg:y="15.261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1.86cm" svg:y="15.261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0.312cm" svg:y="18.3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1.095cm" svg:y="18.3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1.869cm" svg:y="18.3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2.595cm" svg:y="15.2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3.347cm" svg:y="15.2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4.113cm" svg:y="15.2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4.839cm" svg:y="15.2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5.622cm" svg:y="15.261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6.348cm" svg:y="18.361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3.356cm" svg:y="19.9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3.365cm" svg:y="21.4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0.339cm" svg:y="22.9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1.122cm" svg:y="22.9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1.896cm" svg:y="22.9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0.348cm" svg:y="24.4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0.357cm" svg:y="25.9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1.14cm" svg:y="25.9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1.914cm" svg:y="25.9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2.64cm" svg:y="25.9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3.392cm" svg:y="25.9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4.158cm" svg:y="25.9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4.884cm" svg:y="25.9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5.667cm" svg:y="25.961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6.393cm" svg:y="25.961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0.366cm" svg:y="27.3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1.149cm" svg:y="27.3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1.923cm" svg:y="27.3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2.649cm" svg:y="27.3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3.401cm" svg:y="27.3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0.375cm" svg:y="28.8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1.158cm" svg:y="28.8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1.932cm" svg:y="28.8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2.658cm" svg:y="28.8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3.41cm" svg:y="28.8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4.176cm" svg:y="28.8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4.902cm" svg:y="28.8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5.685cm" svg:y="28.861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6.411cm" svg:y="28.861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0.303cm" svg:y="7.7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1.086cm" svg:y="7.7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1.86cm" svg:y="7.7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2.586cm" svg:y="7.7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4.104cm" svg:y="7.7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4.83cm" svg:y="7.7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5.613cm" svg:y="7.761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0.312cm" svg:y="9.3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1.095cm" svg:y="9.3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0.321cm" svg:y="10.9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1.104cm" svg:y="10.9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0.33cm" svg:y="13.7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1.887cm" svg:y="13.7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4.131cm" svg:y="13.7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4.857cm" svg:y="13.76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5.64cm" svg:y="13.761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6.366cm" svg:y="13.761cm">
          <draw:text-box>
            <text:p><text:span text:style-name="T2">✔</text:span></text:p>
          </draw:text-box>
        </draw:frame>
        <draw:custom-shape draw:style-name="gr4" draw:text-style-name="P4" xml:id="id5" draw:id="id5" draw:layer="layout" svg:width="8.763cm" svg:height="1.016cm" svg:x="1.151cm" svg:y="12.206cm">
          <text:p text:style-name="P2">Flat Field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0.635cm" svg:height="0.827cm" svg:x="12.594cm" svg:y="12.209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3.346cm" svg:y="12.209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4.873cm" svg:y="12.209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5.621cm" svg:y="12.21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6.347cm" svg:y="12.21cm">
          <draw:text-box>
            <text:p><text:span text:style-name="T2">✔</text:span></text:p>
          </draw:text-box>
        </draw:frame>
        <draw:connector draw:style-name="gr9" draw:text-style-name="P8" draw:layer="layout" svg:x1="5.524cm" svg:y1="11.766cm" svg:x2="5.532cm" svg:y2="12.206cm" draw:start-shape="id4" draw:start-glue-point="2" draw:end-shape="id5" draw:end-glue-point="0" svg:d="M5524 11766v221h8v219" svg:viewBox="0 0 9 441">
          <text:p/>
        </draw:connector>
        <draw:frame draw:style-name="gr6" draw:text-style-name="P6" draw:layer="layout" svg:width="0.635cm" svg:height="0.827cm" svg:x="16.375cm" svg:y="15.261cm">
          <draw:text-box>
            <text:p><text:span text:style-name="T2">✔</text:span></text:p>
          </draw:text-box>
        </draw:frame>
        <draw:frame draw:style-name="gr6" draw:text-style-name="P6" draw:layer="layout" svg:width="0.635cm" svg:height="0.827cm" svg:x="14.105cm" svg:y="22.961cm">
          <draw:text-box>
            <text:p><text:span text:style-name="T2">✔</text:span></text:p>
          </draw:text-box>
        </draw:frame>
        <draw:custom-shape draw:style-name="gr13" draw:text-style-name="P11" xml:id="id11" draw:id="id11" draw:layer="layout" svg:width="8.763cm" svg:height="1.016cm" svg:x="1.143cm" svg:y="16.785cm">
          <text:p text:style-name="P10">Master Backgrou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8" draw:layer="layout" svg:x1="5.524cm" svg:y1="16.26cm" svg:x2="5.524cm" svg:y2="16.746cm" svg:d="M5524 16260v486" svg:viewBox="0 0 1 487">
          <text:p/>
        </draw:connector>
        <draw:connector draw:style-name="gr9" draw:text-style-name="P8" draw:layer="layout" svg:x1="5.524cm" svg:y1="17.801cm" svg:x2="5.524cm" svg:y2="18.358cm" draw:start-shape="id11" draw:start-glue-point="2" draw:end-shape="id12" draw:end-glue-point="0" svg:d="M5524 17801v557" svg:viewBox="0 0 1 558">
          <text:p/>
        </draw:connector>
        <draw:frame draw:style-name="gr6" draw:text-style-name="P6" draw:layer="layout" svg:width="0.635cm" svg:height="0.827cm" svg:x="10.312cm" svg:y="16.962cm">
          <draw:text-box>
            <text:p><text:span text:style-name="T2">✔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DejaVu Sans2" svg:font-family="'DejaVu Sans'" style:font-pitch="variable" style:font-charset="x-symbol"/>
    <style:font-face style:name="Liberation Sans" svg:font-family="'Liberation Sans'" style:font-pitch="variable" style:font-charset="x-symbol"/>
    <style:font-face style:name="OpenSymbol" svg:font-family="Open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ejaVu Sans" svg:font-family="'DejaVu Sans'" style:font-family-generic="system" style:font-pitch="variable" style:font-charset="x-symbol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177cm" fo:page-height="33.5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Karl Gordon</meta:initial-creator>
    <meta:creation-date>2017-03-03T14:40:37.951197325</meta:creation-date>
    <dc:date>2021-10-07T16:52:46.894420532</dc:date>
    <meta:editing-duration>PT7H10M37S</meta:editing-duration>
    <meta:editing-cycles>44</meta:editing-cycles>
    <meta:generator>LibreOffice/7.1.6.2.0$Linux_X86_64 LibreOffice_project/10$Build-2</meta:generator>
    <dc:creator>Karl Gordon</dc:creator>
    <meta:document-statistic meta:object-count="136"/>
  </office:meta>
</office:document-meta>
</file>